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VersionList.xml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2" svg:font-family="Arial" style:font-pitch="variable"/>
    <style:font-face style:name="Arial3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0.595cm" style:use-optimal-column-width="false"/>
    </style:style>
    <style:style style:name="co2" style:family="table-column">
      <style:table-column-properties style:column-width="12.813cm" style:use-optimal-column-width="false"/>
    </style:style>
    <style:style style:name="co3" style:family="table-column">
      <style:table-column-properties style:column-width="4.777cm" style:use-optimal-column-width="false"/>
    </style:style>
    <style:style style:name="co4" style:family="table-column">
      <style:table-column-properties style:column-width="18.545cm" style:use-optimal-column-width="false"/>
    </style:style>
    <style:style style:name="co5" style:family="table-column">
      <style:table-column-properties style:column-width="4.824cm" style:use-optimal-column-width="false"/>
    </style:style>
    <style:style style:name="co6" style:family="table-column">
      <style:table-column-properties style:column-width="19.5cm" style:use-optimal-column-width="false"/>
    </style:style>
    <style:style style:name="co7" style:family="table-column">
      <style:table-column-properties style:column-width="7.367cm" style:use-optimal-column-width="false"/>
    </style:style>
    <style:style style:name="co8" style:family="table-column">
      <style:table-column-properties style:column-width="16.836cm" style:use-optimal-column-width="false"/>
    </style:style>
    <style:style style:name="co9" style:family="table-column">
      <style:table-column-properties style:column-width="3.636cm" style:use-optimal-column-width="false"/>
    </style:style>
    <style:style style:name="co10" style:family="table-column">
      <style:table-column-properties style:column-width="20.628cm" style:use-optimal-column-width="false"/>
    </style:style>
    <style:style style:name="ro1" style:family="table-row">
      <style:table-row-properties style:row-height="1.023cm" style:use-optimal-row-height="false"/>
    </style:style>
    <style:style style:name="ro2" style:family="table-row">
      <style:table-row-properties style:row-height="1.785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683cm" style:use-optimal-row-height="false"/>
    </style:style>
    <style:style style:name="ce1" style:family="table-cell">
      <loext:graphic-properties draw:textarea-vertical-align="middle"/>
      <style:paragraph-properties style:text-autospace="none"/>
    </style:style>
    <style:style style:name="ce2" style:family="table-cell">
      <loext:graphic-properties draw:textarea-vertical-align="middle"/>
      <style:paragraph-properties style:text-autospace="none"/>
      <style:text-properties fo:font-weight="normal" style:font-weight-asian="normal" style:font-weight-complex="normal"/>
    </style:style>
    <style:style style:name="ce3" style:family="table-cell">
      <style:paragraph-properties style:text-autospace="none"/>
      <style:text-properties fo:font-weight="normal" style:font-weight-asian="normal" style:font-weight-complex="normal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fo:text-align="star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style:font-name="Liberation Mono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style:writing-mode="lr-tb"/>
      <style:text-properties style:font-name="Liberation Mono" fo:font-size="20pt" style:font-size-asian="20pt" style:font-size-complex="20pt"/>
    </style:style>
    <style:style style:name="T1" style:family="text">
      <style:text-properties fo:color="#000000" loext:opacity="100%" style:font-name="Liberation Sans1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 fo:language="pt" fo:country="B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weight="bold" style:font-weight-asian="bold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Liberation Mono" fo:font-size="32pt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Mono" fo:font-size="15pt" style:font-size-asian="15pt" style:font-size-complex="15pt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rial2" fo:font-size="18pt" fo:font-style="normal" fo:text-shadow="none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Liberation Mono" fo:font-size="16.2999992370605pt" fo:font-style="normal" fo:text-shadow="none" style:text-underline-style="none" fo:font-weight="normal" style:font-name-asian="Arial2" style:font-size-asian="16.2999992370605pt" style:font-style-asian="normal" style:font-weight-asian="normal" style:font-name-complex="Arial2" style:font-size-complex="16.299999237060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Arial2" fo:font-size="16.2999992370605pt" fo:font-style="normal" fo:text-shadow="none" style:text-underline-style="none" fo:font-weight="normal" style:font-name-asian="Arial2" style:font-size-asian="16.2999992370605pt" style:font-style-asian="normal" style:font-weight-asian="normal" style:font-name-complex="Arial2" style:font-size-complex="16.299999237060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" fo:font-size="16.2999992370605pt" style:font-size-asian="16.2999992370605pt" style:font-size-complex="16.2999992370605pt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Arial2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Liberation Mono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Liberation Mono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 fo:font-weight="normal" style:font-weight-asian="normal" style:font-weight-complex="normal"/>
    </style:style>
    <style:style style:name="T22" style:family="text">
      <style:text-properties style:font-name="Liberation Mono" fo:font-size="20pt" style:font-size-asian="20pt" style:font-size-complex="20pt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Liberation Mono" fo:font-size="20pt" fo:font-style="normal" fo:text-shadow="none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11bb19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70c569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11bb19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11bb19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11bb19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11bb19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11bb19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11bb19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11bb19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11bb19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AJA</text:span><text:span text:style-name="T1">X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</text:span><text:span text:style-name="T2">Rafae</text:span><text:span text:style-name="T2">l </text:span><text:span text:style-name="T2">Godoi </text:span><text:span text:style-name="T2">Orbol</text:span><text:span text:style-name="T2">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JAX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<text:span text:style-name="T3">A</text:span>synchronous <text:span text:style-name="T3">J</text:span>avaScript <text:span text:style-name="T3">A</text:span>nd <text:span text:style-name="T3">X</text:span>ML</text:p>
                <text:p text:style-name="P7"/>
              </text:list-item>
              <text:list-item>
                <text:p text:style-name="P7">Permite que páginas web possam ser atualizadas assincronamente trocando dados com um servidor web nos bastidores</text:p>
                <text:list>
                  <text:list-item>
                    <text:p>Isso significa que é possível atualizar partes de uma página web sem recarregar a página intei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JAX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O nome é enganoso pois as aplicações também podem trocar dados usando texto puro ou <text:span text:style-name="T3">JSON</text:span> além do XML</text:p>
                <text:p text:style-name="P7"><text:span text:style-name="T4"/></text:p>
              </text:list-item>
              <text:list-item>
                <text:p text:style-name="P7">Usa uma combinação:</text:p>
                <text:list>
                  <text:list-item>
                    <text:p>Do objeto XMLHttpRequest do navegador para solicitar dados de um servidor web</text:p>
                  </text:list-item>
                  <text:list-item>
                    <text:p>De JavaScript e HTML DOM para mostrar ou usar esse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JAX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/>Um evento ocorre na página web (a página é carregada, um botão é clicado)</text:p>
              </text:list-item>
              <text:list-item>
                <text:p text:style-name="P8"><text:s/>Um objeto XMLHttpRequest é criado pelo JavaScript</text:p>
              </text:list-item>
              <text:list-item>
                <text:p text:style-name="P8"><text:s/>O objeto XMLHttpRequest envia a requisição para o servidor web</text:p>
              </text:list-item>
              <text:list-item>
                <text:p text:style-name="P8"><text:s/>O servidor processa a requisição e envia uma resposta de volta para a página web</text:p>
              </text:list-item>
              <text:list-item>
                <text:p text:style-name="P8"><text:s/>A resposta é lida pelo JavaScript</text:p>
              </text:list-item>
              <text:list-item>
                <text:p text:style-name="P8"><text:s/>A resposta é processada e alguma ação é executada pelo JavaScript (como atualizar parte da página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métodos</text:p>
          </draw:text-box>
        </draw:frame>
        <draw:frame draw:style-name="standard" draw:layer="layout" svg:width="23.407cm" svg:height="10.991cm" svg:x="1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new XMLHttpRequest()</text:p>
              </table:table-cell>
              <table:table-cell>
                <text:p text:style-name="P9">Cria um novo objeto XMLHttpRequest</text:p>
              </table:table-cell>
            </table:table-row>
            <table:table-row table:style-name="ro1" table:default-cell-style-name="ce1">
              <table:table-cell>
                <text:p text:style-name="P9">abort()</text:p>
              </table:table-cell>
              <table:table-cell>
                <text:p text:style-name="P9">Aborta a requisição atual</text:p>
              </table:table-cell>
            </table:table-row>
            <table:table-row table:style-name="ro1" table:default-cell-style-name="ce1">
              <table:table-cell>
                <text:p text:style-name="P9">getAllResponseHeaders()</text:p>
              </table:table-cell>
              <table:table-cell>
                <text:p text:style-name="P9">Retorna informação de cabeçalhos</text:p>
              </table:table-cell>
            </table:table-row>
            <table:table-row table:style-name="ro2" table:default-cell-style-name="ce1">
              <table:table-cell>
                <text:p text:style-name="P9">getResponseHeader(param)</text:p>
              </table:table-cell>
              <table:table-cell>
                <text:p text:style-name="P9">Retorna informação específica de cabeçalho</text:p>
              </table:table-cell>
            </table:table-row>
            <table:table-row table:style-name="ro1" table:default-cell-style-name="ce1">
              <table:table-cell table:number-rows-spanned="6">
                <text:p text:style-name="P9">open(method, url, async, user, psw)</text:p>
              </table:table-cell>
              <table:table-cell>
                <text:p text:style-name="P9">Especifica a requisição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9">method: o tipo da requisição GET ou POST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9">url: a localização do arquivo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9">async: true (assíncrona) ou false (síncrona)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9">user: nome de usuário opcional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9">psw: senha opcion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métodos</text:p>
          </draw:text-box>
        </draw:frame>
        <draw:frame draw:style-name="standard" draw:layer="layout" svg:width="23.407cm" svg:height="5.876cm" svg:x="0.907cm" svg:y="7.3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2" table:number-rows-spanned="2">
                <text:p text:style-name="P9"><text:span text:style-name="T6">send()</text:span></text:p>
              </table:table-cell>
              <table:table-cell table:style-name="ce1">
                <text:p text:style-name="P9">Envia a requisição para o servidor</text:p>
              </table:table-cell>
            </table:table-row>
            <table:table-row table:style-name="ro3">
              <table:covered-table-cell table:style-name="ce2"/>
              <table:table-cell table:style-name="ce1">
                <text:p text:style-name="P9">Usado em requisições GET</text:p>
              </table:table-cell>
            </table:table-row>
            <table:table-row table:style-name="ro3" table:default-cell-style-name="ce1">
              <table:table-cell table:number-rows-spanned="2">
                <text:p text:style-name="P9">send(string)</text:p>
              </table:table-cell>
              <table:table-cell>
                <text:p text:style-name="P9">Envia a requisição para o servidor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Usado em requisições POST</text:p>
              </table:table-cell>
            </table:table-row>
            <table:table-row table:style-name="ro4" table:default-cell-style-name="ce1">
              <table:table-cell>
                <text:p text:style-name="P9">setRequestHeader()</text:p>
              </table:table-cell>
              <table:table-cell>
                <text:p text:style-name="P9">Adiciona um par rótulo/valor no cabeçalho a ser enviad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propriedades</text:p>
          </draw:text-box>
        </draw:frame>
        <draw:frame draw:style-name="standard" draw:layer="layout" svg:width="23.321cm" svg:height="14.321cm" svg:x="0.888cm" svg:y="4.29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 table:number-rows-spanned="6">
                <text:p text:style-name="P9">readyState</text:p>
              </table:table-cell>
              <table:table-cell>
                <text:p text:style-name="P9">Guarda o status do XMLHttpRequest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0: requisição não inicializada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1: conexão com o servidor estabelecida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2: requisição recebida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3: processando a requisição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4: a requisição terminou e a resposta está pronta</text:p>
              </table:table-cell>
            </table:table-row>
            <table:table-row table:style-name="ro3" table:default-cell-style-name="ce1">
              <table:table-cell>
                <text:p text:style-name="P9">response</text:p>
              </table:table-cell>
              <table:table-cell>
                <text:p text:style-name="P9">Retorna o corpo da resposta de acordo com o tipo da resposta</text:p>
              </table:table-cell>
            </table:table-row>
            <table:table-row table:style-name="ro3" table:default-cell-style-name="ce1">
              <table:table-cell table:number-rows-spanned="7">
                <text:p text:style-name="P9">responseType</text:p>
              </table:table-cell>
              <table:table-cell>
                <text:p text:style-name="P9">Retorna o tipo da resposta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″″: é tratado como text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arraybuffer: ArrayBuffer do JavaScript com dados binários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blob: objeto Blob com dados binários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document: documento HTML ou XML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json: objeto JavaScript criado a partir de JSON recebido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9">text: text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propriedades</text:p>
          </draw:text-box>
        </draw:frame>
        <draw:frame draw:style-name="standard" draw:layer="layout" svg:width="24.323cm" svg:height="10.991cm" svg:x="0.56cm" svg:y="4.9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9">responseURL</text:p>
              </table:table-cell>
              <table:table-cell>
                <text:p text:style-name="P9">Retorna a URL da resposta ou String vazia se a URL for null</text:p>
              </table:table-cell>
            </table:table-row>
            <table:table-row table:style-name="ro3" table:default-cell-style-name="gray2">
              <table:table-cell>
                <text:p text:style-name="P9">responseText</text:p>
              </table:table-cell>
              <table:table-cell>
                <text:p text:style-name="P9">Retorna os dados da resposta como uma string</text:p>
              </table:table-cell>
            </table:table-row>
            <table:table-row table:style-name="ro3" table:default-cell-style-name="gray1">
              <table:table-cell>
                <text:p text:style-name="P9">responseXML</text:p>
              </table:table-cell>
              <table:table-cell>
                <text:p text:style-name="P9">Retorna os dados da resposta como dados XML</text:p>
              </table:table-cell>
            </table:table-row>
            <table:table-row table:style-name="ro3" table:default-cell-style-name="gray2">
              <table:table-cell>
                <text:p text:style-name="P9">status</text:p>
              </table:table-cell>
              <table:table-cell>
                <text:p text:style-name="P9">Retorna o número de status da requisição</text:p>
              </table:table-cell>
            </table:table-row>
            <table:table-row table:style-name="ro3" table:default-cell-style-name="gray1">
              <table:table-cell/>
              <table:table-cell>
                <text:p text:style-name="P9">200: "OK"</text:p>
              </table:table-cell>
            </table:table-row>
            <table:table-row table:style-name="ro3" table:default-cell-style-name="gray2">
              <table:table-cell/>
              <table:table-cell>
                <text:p text:style-name="P9">403: "Forbidden"</text:p>
              </table:table-cell>
            </table:table-row>
            <table:table-row table:style-name="ro3" table:default-cell-style-name="gray1">
              <table:table-cell/>
              <table:table-cell>
                <text:p text:style-name="P9">404: "Not Found"</text:p>
              </table:table-cell>
            </table:table-row>
            <table:table-row table:style-name="ro3" table:default-cell-style-name="gray2">
              <table:table-cell/>
              <table:table-cell>
                <text:p text:style-name="P9">…</text:p>
              </table:table-cell>
            </table:table-row>
            <table:table-row table:style-name="ro3" table:default-cell-style-name="gray1">
              <table:table-cell>
                <text:p text:style-name="P9">statusText</text:p>
              </table:table-cell>
              <table:table-cell>
                <text:p text:style-name="P9">Retorna o texto do status ("OK", "Not Found", …)</text:p>
              </table:table-cell>
            </table:table-row>
            <table:table-row table:style-name="ro4" table:default-cell-style-name="gray2">
              <table:table-cell>
                <text:p text:style-name="P9">timeout</text:p>
              </table:table-cell>
              <table:table-cell>
                <text:p text:style-name="P9">Número de milisegundos que a requisição pode demorar antes de ser terminada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propriedades</text:p>
          </draw:text-box>
        </draw:frame>
        <draw:frame draw:style-name="standard" draw:layer="layout" svg:width="24.202cm" svg:height="8.945cm" svg:x="0.597cm" svg:y="5.44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>
              <table:table-cell table:style-name="gray3">
                <text:p text:style-name="P10">onabort</text:p>
              </table:table-cell>
              <table:table-cell table:style-name="ce2" table:number-rows-spanned="8">
                <text:p text:style-name="P9"><text:span text:style-name="T6">Definem as funções a serem chamadas quando os respectivos eventos ocorrerem</text:span></text:p>
              </table:table-cell>
            </table:table-row>
            <table:table-row table:style-name="ro3">
              <table:table-cell table:style-name="gray2">
                <text:p text:style-name="P10">onerror</text:p>
              </table:table-cell>
              <table:covered-table-cell table:style-name="ce2"/>
            </table:table-row>
            <table:table-row table:style-name="ro3">
              <table:table-cell table:style-name="gray1">
                <text:p text:style-name="P10">onload</text:p>
              </table:table-cell>
              <table:covered-table-cell table:style-name="ce2"/>
            </table:table-row>
            <table:table-row table:style-name="ro3">
              <table:table-cell table:style-name="gray2">
                <text:p text:style-name="P10">onloadend</text:p>
              </table:table-cell>
              <table:covered-table-cell table:style-name="ce2"/>
            </table:table-row>
            <table:table-row table:style-name="ro3">
              <table:table-cell table:style-name="gray1">
                <text:p text:style-name="P10">onloadstart</text:p>
              </table:table-cell>
              <table:covered-table-cell table:style-name="ce2"/>
            </table:table-row>
            <table:table-row table:style-name="ro3">
              <table:table-cell table:style-name="gray2">
                <text:p text:style-name="P10">onprogress</text:p>
              </table:table-cell>
              <table:covered-table-cell table:style-name="ce2"/>
            </table:table-row>
            <table:table-row table:style-name="ro3">
              <table:table-cell table:style-name="gray1">
                <text:p text:style-name="P10">ontimeout</text:p>
              </table:table-cell>
              <table:covered-table-cell table:style-name="ce2"/>
            </table:table-row>
            <table:table-row table:style-name="ro3">
              <table:table-cell table:style-name="gray2">
                <text:p text:style-name="P10">onreadystatechange</text:p>
              </table:table-cell>
              <table:covered-table-cell table:style-name="ce3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draw:frame presentation:style-name="pr4" draw:text-style-name="P6" draw:layer="layout" svg:width="22.8cm" svg:height="3.647cm" svg:x="2.6cm" svg:y="-0.236cm" presentation:class="title" presentation:user-transformed="true">
          <draw:text-box>
            <text:p>XMLHttpRequest – eventos</text:p>
          </draw:text-box>
        </draw:frame>
        <draw:frame draw:style-name="standard" draw:layer="layout" svg:width="24.263cm" svg:height="9.446cm" svg:x="0.587cm" svg:y="5.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9">abort</text:p>
              </table:table-cell>
              <table:table-cell>
                <text:p text:style-name="P9">Disparado quando a requisição é abortada</text:p>
              </table:table-cell>
            </table:table-row>
            <table:table-row table:style-name="ro1" table:default-cell-style-name="ce1">
              <table:table-cell>
                <text:p text:style-name="P9">error</text:p>
              </table:table-cell>
              <table:table-cell>
                <text:p text:style-name="P9">Disparado quando a requisição encontra um erro</text:p>
              </table:table-cell>
            </table:table-row>
            <table:table-row table:style-name="ro2" table:default-cell-style-name="ce1">
              <table:table-cell>
                <text:p text:style-name="P9">load</text:p>
              </table:table-cell>
              <table:table-cell>
                <text:p text:style-name="P9">Disparado quando a transação XMLHttpRequest é completada com sucesso</text:p>
              </table:table-cell>
            </table:table-row>
            <table:table-row table:style-name="ro2" table:default-cell-style-name="ce1">
              <table:table-cell>
                <text:p text:style-name="P9">loadend</text:p>
              </table:table-cell>
              <table:table-cell>
                <text:p text:style-name="P9">Disparado quando a requisição foi completada, com sucesso (depois de load) ou não (depois de abort ou error)</text:p>
              </table:table-cell>
            </table:table-row>
            <table:table-row table:style-name="ro1" table:default-cell-style-name="ce1">
              <table:table-cell>
                <text:p text:style-name="P9">loadstart</text:p>
              </table:table-cell>
              <table:table-cell>
                <text:p text:style-name="P9">Disparado quando a requisição começou a carregar dados</text:p>
              </table:table-cell>
            </table:table-row>
            <table:table-row table:style-name="ro1" table:default-cell-style-name="ce1">
              <table:table-cell>
                <text:p text:style-name="P9">progress</text:p>
              </table:table-cell>
              <table:table-cell>
                <text:p text:style-name="P9">Disparado periodicamente quando a requisição recebe mais dados</text:p>
              </table:table-cell>
            </table:table-row>
            <table:table-row table:style-name="ro2" table:default-cell-style-name="ce1">
              <table:table-cell>
                <text:p text:style-name="P9">timeout</text:p>
              </table:table-cell>
              <table:table-cell>
                <text:p text:style-name="P9">Disparado quando o progresso é terminado pois o tempo pré definido passou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Antig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7">window.addEventListener("load", function(event) {</text:span></text:p>
            <text:p><text:span text:style-name="T7"><text:s text:c="4"/></text:span><text:span text:style-name="T7">let botao = document.getElementById("botao");</text:span></text:p>
            <text:p><text:span text:style-name="T7"><text:s text:c="4"/></text:span><text:span text:style-name="T7">let divSaida = document.getElementById("saida");</text:span></text:p>
            <text:p><text:span text:style-name="T7"><text:s text:c="4"/></text:span></text:p>
            <text:p><text:span text:style-name="T7"><text:s text:c="4"/></text:span><text:span text:style-name="T7">botao.addEventListener('click', function() {</text:span></text:p>
            <text:p><text:span text:style-name="T7"><text:s text:c="7"/></text:span><text:span text:style-name="T8"><text:s/></text:span><text:span text:style-name="T8">let xhr = new XMLHttpRequest();</text:span></text:p>
            <text:p><text:span text:style-name="T8"><text:s text:c="8"/></text:span><text:span text:style-name="T8">xhr.onreadystatechange = function() {</text:span></text:p>
            <text:p><text:span text:style-name="T8"><text:s text:c="8"/></text:span><text:span text:style-name="T8"><text:tab/></text:span><text:span text:style-name="T8"> <text:s/></text:span><text:span text:style-name="T8">if (this.readyState == 4 &amp;&amp; this.status == 200) {</text:span></text:p>
            <text:p><text:span text:style-name="T9"><text:s text:c="8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</text:span><text:span text:style-name="T8">divSaida.innerHTML = this.responseText;</text:span></text:p>
            <text:p><text:span text:style-name="T8"><text:s text:c="8"/></text:span><text:span text:style-name="T8"><text:tab/></text:span><text:span text:style-name="T8"> <text:s/></text:span><text:span text:style-name="T8">}</text:span></text:p>
            <text:p><text:span text:style-name="T8"><text:s text:c="8"/></text:span><text:span text:style-name="T8">}</text:span></text:p>
            <text:p><text:span text:style-name="T8"><text:s text:c="8"/></text:span><text:span text:style-name="T8">xhr.open('GET', 'arquivo.txt', true);</text:span></text:p>
            <text:p><text:span text:style-name="T8"><text:s text:c="8"/></text:span><text:span text:style-name="T8">xhr.send();</text:span></text:p>
            <text:p><text:span text:style-name="T7"><text:s text:c="4"/></text:span><text:span text:style-name="T7">});</text:span></text:p>
            <text:p><text:span text:style-name="T7"><text:s text:c="4"/>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Antig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10"><text:s text:c="2"/></text:span></text:p>
            <text:p text:style-name="P12"><text:span text:style-name="T11">botao.addEventListener('click', function() {</text:span></text:p>
            <text:p text:style-name="P12"><text:span text:style-name="T11"><text:s text:c="4"/></text:span><text:span text:style-name="T11">let xhr = new XMLHttpRequest();</text:span></text:p>
            <text:p text:style-name="P12"><text:span text:style-name="T11"><text:s text:c="4"/></text:span><text:span text:style-name="T12">console.log('ReadyState depois da criação: ', xhr.readyState);</text:span></text:p>
            <text:p text:style-name="P12"><text:span text:style-name="T11"><text:s text:c="4"/></text:span><text:span text:style-name="T11">xhr.onreadystatechange = function() {</text:span></text:p>
            <text:p text:style-name="P12"><text:span text:style-name="T11"><text:s text:c="8"/></text:span><text:span text:style-name="T13">console.log('ReadyState na função onreadystatechange: ', xhr.readyState);</text:span></text:p>
            <text:p text:style-name="P12"><text:span text:style-name="T11"><text:s text:c="6"/></text:span><text:span text:style-name="T14"><text:s text:c="2"/></text:span><text:span text:style-name="T14">if (this.readyState == 4 &amp;&amp; this.status == 200) {</text:span></text:p>
            <text:p><text:span text:style-name="T15"><text:s text:c="25"/></text:span><text:span text:style-name="T16">divSaida.innerHTML = this.responseText</text:span><text:span text:style-name="T14">;</text:span></text:p>
            <text:p text:style-name="P12"><text:span text:style-name="T14"><text:s text:c="9"/></text:span><text:span text:style-name="T14">}</text:span></text:p>
            <text:p text:style-name="P12"><text:span text:style-name="T11"><text:s text:c="4"/></text:span><text:span text:style-name="T11">}</text:span></text:p>
            <text:p text:style-name="P12"><text:span text:style-name="T11"><text:s text:c="4"/></text:span><text:span text:style-name="T11">xhr.open('GET', 'arquivo.txt', true);</text:span></text:p>
            <text:p text:style-name="P12"><text:span text:style-name="T11"><text:s text:c="4"/></text:span><text:span text:style-name="T12">console.log('ReadyState depois do open: ', xhr.readyState);</text:span></text:p>
            <text:p text:style-name="P12"><text:span text:style-name="T11"><text:s text:c="4"/></text:span><text:span text:style-name="T11">xhr.send();</text:span></text:p>
            <text:p text:style-name="P12"><text:span text:style-name="T11"><text:s text:c="4"/></text:span><text:span text:style-name="T12">console.log('ReadyState depois do send: ', xhr.readyState);</text:span></text:p>
            <text:p text:style-name="P12"><text:span text:style-name="T11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Antig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7"><text:s text:c="4"/></text:span></text:p>
            <text:p text:style-name="P12"><text:span text:style-name="T17">ReadyState depois da criação: <text:s/>0</text:span></text:p>
            <text:p text:style-name="P12"><text:span text:style-name="T17">ReadyState na função onreadystatechange: <text:s/>1</text:span></text:p>
            <text:p text:style-name="P12"><text:span text:style-name="T17">ReadyState depois do open: <text:s/>1</text:span></text:p>
            <text:p text:style-name="P12"><text:span text:style-name="T17">ReadyState depois do send: <text:s/>1</text:span></text:p>
            <text:p text:style-name="P12"><text:span text:style-name="T17">ReadyState na função onreadystatechange: <text:s/>2</text:span></text:p>
            <text:p text:style-name="P12"><text:span text:style-name="T17">ReadyState na função onreadystatechange: <text:s/>3</text:span></text:p>
            <text:p text:style-name="P12"><text:span text:style-name="T17">ReadyState na função onreadystatechange: <text:s/>4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Nov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7">window.addEventListener("load", function(event) {</text:span></text:p>
            <text:p><text:span text:style-name="T7"><text:s text:c="4"/></text:span><text:span text:style-name="T7">let botao = document.getElementById("botao");</text:span></text:p>
            <text:p text:style-name="P12"><text:span text:style-name="T18"><text:s text:c="4"/></text:span><text:span text:style-name="T7">let divSaida = document.getElementById("saida");</text:span></text:p>
            <text:p><text:span text:style-name="T7"><text:s text:c="4"/></text:span></text:p>
            <text:p><text:span text:style-name="T7"><text:s text:c="4"/></text:span><text:span text:style-name="T7">botao.addEventListener('click', function() {</text:span></text:p>
            <text:p><text:span text:style-name="T7"><text:s text:c="7"/></text:span><text:span text:style-name="T8"><text:s/></text:span><text:span text:style-name="T8">let xhr = new XMLHttpRequest();</text:span></text:p>
            <text:p><text:span text:style-name="T8"><text:s text:c="8"/></text:span><text:span text:style-name="T8">xhr.onload = function() {</text:span></text:p>
            <text:p><text:span text:style-name="T8"><text:s text:c="8"/></text:span><text:span text:style-name="T8"><text:tab/></text:span><text:span text:style-name="T8"> <text:s/></text:span><text:span text:style-name="T8">if (this.status == 200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divSaida.innerHTML = this.responseText;</text:span></text:p>
            <text:p><text:span text:style-name="T8"><text:s text:c="8"/></text:span><text:span text:style-name="T8"><text:tab/></text:span><text:span text:style-name="T8"> <text:s/></text:span><text:span text:style-name="T8">}</text:span></text:p>
            <text:p><text:span text:style-name="T8"><text:s text:c="8"/></text:span><text:span text:style-name="T8">}</text:span></text:p>
            <text:p><text:span text:style-name="T8"><text:s text:c="8"/></text:span><text:span text:style-name="T8">xhr.open('GET', 'arquivo.txt', true);</text:span></text:p>
            <text:p><text:span text:style-name="T8"><text:s text:c="8"/></text:span><text:span text:style-name="T8">xhr.send();</text:span></text:p>
            <text:p><text:span text:style-name="T7"><text:s text:c="4"/></text:span><text:span text:style-name="T7">});</text:span></text:p>
            <text:p><text:span text:style-name="T7"><text:s text:c="4"/>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Nov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10"><text:s text:c="3"/></text:span></text:p>
            <text:p><text:span text:style-name="T19">botao.addEventListener('click', function() {</text:span></text:p>
            <text:p><text:span text:style-name="T19"><text:s text:c="4"/></text:span><text:span text:style-name="T19">let xhr = new XMLHttpRequest();</text:span></text:p>
            <text:p text:style-name="P12"><text:span text:style-name="T11"><text:s text:c="4"/></text:span><text:span text:style-name="T12">console.log('ReadyState depois da criação: ', xhr.readyState);</text:span></text:p>
            <text:p><text:span text:style-name="T19"><text:s text:c="4"/></text:span><text:span text:style-name="T19">xhr.onload = function() {</text:span></text:p>
            <text:p text:style-name="P12"><text:span text:style-name="T11"><text:s text:c="8"/></text:span><text:span text:style-name="T13">console.log('ReadyState na função onload: ', xhr.readyState);</text:span></text:p>
            <text:p><text:span text:style-name="T19"><text:s text:c="8"/></text:span><text:span text:style-name="T19">if (this.status == 200) {</text:span></text:p>
            <text:p><text:span text:style-name="T11"><text:s text:c="8"/></text:span><text:span text:style-name="T11"><text:tab/></text:span><text:span text:style-name="T11"><text:tab/></text:span><text:span text:style-name="T11"><text:tab/></text:span><text:span text:style-name="T11"><text:tab/></text:span><text:span text:style-name="T19"><text:tab/></text:span><text:span text:style-name="T19"> <text:s/></text:span><text:span text:style-name="T19">divSaida.innerHTML = this.responseText;</text:span></text:p>
            <text:p><text:span text:style-name="T19"><text:s text:c="8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4"/></text:span><text:span text:style-name="T19">xhr.open('GET', 'arquivo.txt', true);</text:span></text:p>
            <text:p text:style-name="P12"><text:span text:style-name="T11"><text:s text:c="4"/></text:span><text:span text:style-name="T12">console.log('ReadyState depois do open: ', xhr.readyState);</text:span></text:p>
            <text:p><text:span text:style-name="T19"><text:s text:c="4"/></text:span><text:span text:style-name="T19">xhr.send();</text:span></text:p>
            <text:p text:style-name="P12"><text:span text:style-name="T11"><text:s text:c="4"/></text:span><text:span text:style-name="T12">console.log('ReadyState depois do send: ', xhr.readyState);</text:span></text:p>
            <text:p text:style-name="P12"><text:span text:style-name="T11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Nov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7"><text:s text:c="3"/></text:span></text:p>
            <text:p><text:span text:style-name="T20">ReadyState depois da criação: <text:s/>0</text:span></text:p>
            <text:p><text:span text:style-name="T20">ReadyState depois do open: <text:s/>1</text:span></text:p>
            <text:p><text:span text:style-name="T20">ReadyState depois do send: <text:s/>1</text:span></text:p>
            <text:p><text:span text:style-name="T20">ReadyState na função onload: <text:s/>4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Novo</text:p>
          </draw:text-box>
        </draw:frame>
        <draw:frame presentation:style-name="pr5" draw:text-style-name="P11" draw:layer="layout" svg:width="24.404cm" svg:height="14.878cm" svg:x="0.498cm" svg:y="3.522cm" presentation:class="outline" presentation:user-transformed="true">
          <draw:text-box>
            <text:p><text:span text:style-name="T7">window.addEventListener("load", function(event) {</text:span></text:p>
            <text:p><text:span text:style-name="T7"><text:s text:c="4"/></text:span><text:span text:style-name="T7">let botao = document.getElementById("botao");</text:span></text:p>
            <text:p><text:span text:style-name="T7"><text:s text:c="4"/></text:span><text:span text:style-name="T7">let divSaida = document.getElementById("saida");</text:span></text:p>
            <text:p><text:span text:style-name="T7"><text:s text:c="4"/></text:span></text:p>
            <text:p><text:span text:style-name="T7"><text:s text:c="4"/></text:span><text:span text:style-name="T7">botao.addEventListener('click', function() {</text:span></text:p>
            <text:p><text:span text:style-name="T7"><text:s text:c="7"/></text:span><text:span text:style-name="T8"><text:s/></text:span><text:span text:style-name="T21">let xhr = new XMLHttpRequest();</text:span></text:p>
            <text:p><text:span text:style-name="T21"><text:s text:c="8"/></text:span><text:span text:style-name="T21">xhr.onload = function() {</text:span></text:p>
            <text:p><text:span text:style-name="T21"><text:s text:c="8"/></text:span><text:span text:style-name="T21"><text:tab/></text:span><text:span text:style-name="T21"> <text:s/></text:span><text:span text:style-name="T21">if (this.status == 200) {</text:span></text:p>
            <text:p><text:span text:style-name="T18"><text:s text:c="8"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21">divSaida.innerHTML = this.responseText;</text:span></text:p>
            <text:p><text:span text:style-name="T8"><text:s text:c="8"/></text:span><text:span text:style-name="T8"><text:tab/></text:span><text:span text:style-name="T8"> <text:s/></text:span><text:span text:style-name="T8">} else if (this.status == 404) {</text:span></text:p>
            <text:p text:style-name="P12"><text:span text:style-name="T9"><text:s text:c="16"/></text:span><text:span text:style-name="T8">divSaida.innerHTML = "&lt;p&gt;Não encontrou&lt;/p&gt;";</text:span></text:p>
            <text:p text:style-name="P12"><text:span text:style-name="T8"><text:s text:c="12"/></text:span><text:span text:style-name="T8">}</text:span></text:p>
            <text:p><text:span text:style-name="T8"><text:s text:c="8"/></text:span><text:span text:style-name="T8">}</text:span></text:p>
            <text:p><text:span text:style-name="T8"><text:s text:c="8"/></text:span><text:span text:style-name="T21">xhr.open('GET', 'arquivo.txt', true);</text:span></text:p>
            <text:p><text:span text:style-name="T21"><text:s text:c="8"/></text:span><text:span text:style-name="T21">xhr.send();</text:span></text:p>
            <text:p><text:span text:style-name="T7"><text:s text:c="4"/></text:span><text:span text:style-name="T7">});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xemplo - Novo</text:p>
          </draw:text-box>
        </draw:frame>
        <draw:frame presentation:style-name="pr5" draw:text-style-name="P13" draw:layer="layout" svg:width="24.404cm" svg:height="14.878cm" svg:x="0.498cm" svg:y="3.522cm" presentation:class="outline" presentation:user-transformed="true">
          <draw:text-box>
            <text:p><text:span text:style-name="T22"/></text:p>
            <text:p text:style-name="P12"><text:span text:style-name="T23">let </text:span><text:span text:style-name="T24">xhr = new XMLHttpRequest();</text:span></text:p>
            <text:p><text:span text:style-name="T22">let form = document.querySelector('form');</text:span></text:p>
            <text:p><text:span text:style-name="T22">let data = new FormData(form);</text:span></text:p>
            <text:p><text:span text:style-name="T22"/></text:p>
            <text:p><text:span text:style-name="T22">xhr.open("POST", "URL", true);</text:span></text:p>
            <text:p><text:span text:style-name="T22">xhr.setRequestHeader("Content-type", "application/x-www-form-urlencoded");</text:span></text:p>
            <text:p><text:span text:style-name="T22">xhr.send(data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Font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https://www.w3schools.com/</text:p>
                <text:p text:style-name="P7"><text:span text:style-name="T4"/></text:p>
              </text:list-item>
              <text:list-item>
                <text:p text:style-name="P7">https://developer.mozilla.org/en-US/docs/Learn/JavaScript/Asynchronous</text:p>
                <text:p text:style-name="P7"><text:span text:style-name="T4"/></text:p>
              </text:list-item>
              <text:list-item>
                <text:p text:style-name="P7">https://www.youtube.com/watch?v=82hnvUYY6QA&amp;t=932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2" svg:font-family="Arial" style:font-pitch="variable"/>
    <style:font-face style:name="Arial3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40pt" fo:font-style="normal" fo:text-shadow="none" style:text-underline-style="none" fo:font-weight="normal" style:font-name-asian="Arial2" style:font-family-asian="Arial" style:font-pitch-asian="variable" style:font-size-asian="40pt" style:font-style-asian="normal" style:font-weight-asian="normal" style:font-name-complex="Arial2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40pt" fo:font-style="normal" fo:text-shadow="none" style:text-underline-style="none" fo:font-weight="normal" style:letter-kerning="true" style:font-name-asian="Arial2" style:font-family-asian="Arial" style:font-pitch-asian="variable" style:font-size-asian="40pt" style:font-style-asian="normal" style:font-weight-asian="normal" style:font-name-complex="Arial2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370</meta:editing-cycles>
    <meta:editing-duration>P1DT12H33M17S</meta:editing-duration>
    <meta:generator>LibreOffice/7.1.3.2$Linux_X86_64 LibreOffice_project/47f78053abe362b9384784d31a6e56f8511eb1c1</meta:generator>
    <dc:date>2021-05-27T12:00:20.559257054</dc:date>
    <dc:creator>Rafael Orbolato</dc:creator>
    <meta:document-statistic meta:object-count="9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" VL:creator="Rafael Orbolato" dc:date-time="2020-04-13T17:18:08"/>
</VL:version-list>
</file>